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abledAndDirtiesContext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IfAndDirtiesContextTests.contextShouldBeClosedForDisabled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abledIfAndDirtiesContextTests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ispos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ndDirtiesContextTestCase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abledIfAndDirtiesContextTests.contextShouldBeClosedForEnabled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